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en" fo:country="GB"/>
    </style:style>
    <style:style style:name="P3" style:parent-style-name="Standard" style:family="paragraph">
      <style:text-properties fo:language="en" fo:country="GB"/>
    </style:style>
    <style:style style:name="P4" style:parent-style-name="Standard" style:family="paragraph">
      <style:text-properties fo:language="en" fo:country="GB"/>
    </style:style>
    <style:style style:name="P5" style:parent-style-name="Standard" style:family="paragraph">
      <style:text-properties fo:language="en" fo:country="GB"/>
    </style:style>
    <style:style style:name="P6" style:parent-style-name="Standard" style:family="paragraph">
      <style:text-properties fo:language="en" fo:country="GB"/>
    </style:style>
    <style:style style:name="P7" style:parent-style-name="Standard" style:family="paragraph">
      <style:text-properties fo:language="en" fo:country="GB"/>
    </style:style>
    <style:style style:name="P8" style:parent-style-name="Standard" style:family="paragraph">
      <style:text-properties fo:language="en" fo:country="GB"/>
    </style:style>
    <style:style style:name="P9" style:parent-style-name="Standard" style:family="paragraph">
      <style:text-properties fo:language="en" fo:country="GB"/>
    </style:style>
    <style:style style:name="P10" style:parent-style-name="Standard" style:family="paragraph">
      <style:text-properties fo:language="en" fo:country="GB"/>
    </style:style>
    <style:style style:name="P11" style:parent-style-name="Standard" style:family="paragraph">
      <style:text-properties fo:language="en" fo:country="GB"/>
    </style:style>
    <style:style style:name="P12" style:parent-style-name="Standard" style:family="paragraph">
      <style:text-properties fo:language="en" fo:country="GB"/>
    </style:style>
    <style:style style:name="P13" style:parent-style-name="Standard" style:family="paragraph">
      <style:text-properties fo:language="en" fo:country="GB"/>
    </style:style>
    <style:style style:name="P14" style:parent-style-name="Standard" style:family="paragraph">
      <style:text-properties fo:language="en" fo:country="GB"/>
    </style:style>
    <style:style style:name="P15" style:parent-style-name="Standard" style:family="paragraph">
      <style:text-properties fo:language="en" fo:country="GB"/>
    </style:style>
    <style:style style:name="P16" style:parent-style-name="Standard" style:family="paragraph">
      <style:text-properties fo:language="en" fo:country="GB"/>
    </style:style>
    <style:style style:name="P17" style:parent-style-name="Standard" style:family="paragraph">
      <style:text-properties fo:language="en" fo:country="GB"/>
    </style:style>
    <style:style style:name="P18" style:parent-style-name="Standard" style:family="paragraph">
      <style:text-properties fo:language="en" fo:country="GB"/>
    </style:style>
    <style:style style:name="P19" style:parent-style-name="Standard" style:family="paragraph">
      <style:text-properties fo:language="en" fo:country="GB"/>
    </style:style>
    <style:style style:name="P20" style:parent-style-name="Standard" style:family="paragraph">
      <style:text-properties fo:language="en" fo:country="GB"/>
    </style:style>
    <style:style style:name="P21" style:parent-style-name="Standard" style:family="paragraph">
      <style:text-properties fo:language="en" fo:country="GB"/>
    </style:style>
    <style:style style:name="P22" style:parent-style-name="Standard" style:family="paragraph">
      <style:text-properties fo:language="en" fo:country="GB"/>
    </style:style>
    <style:style style:name="P23" style:parent-style-name="Standard" style:family="paragraph">
      <style:text-properties fo:language="en" fo:country="GB"/>
    </style:style>
    <style:style style:name="P24" style:parent-style-name="Standard" style:family="paragraph">
      <style:text-properties fo:language="en" fo:country="GB"/>
    </style:style>
    <style:style style:name="P25" style:parent-style-name="Standard" style:family="paragraph">
      <style:text-properties fo:language="en" fo:country="GB"/>
    </style:style>
    <style:style style:name="P26" style:parent-style-name="Standard" style:family="paragraph">
      <style:text-properties fo:language="en" fo:country="GB"/>
    </style:style>
    <style:style style:name="P27" style:parent-style-name="Standard" style:family="paragraph">
      <style:text-properties fo:language="en" fo:country="GB"/>
    </style:style>
    <style:style style:name="P28" style:parent-style-name="Standard" style:family="paragraph">
      <style:text-properties fo:language="en" fo:country="GB"/>
    </style:style>
    <style:style style:name="P29" style:parent-style-name="Standard" style:family="paragraph">
      <style:text-properties fo:language="en" fo:country="GB"/>
    </style:style>
    <style:style style:name="P30" style:parent-style-name="Standard" style:family="paragraph">
      <style:text-properties fo:language="en" fo:country="GB"/>
    </style:style>
    <style:style style:name="P31" style:parent-style-name="Standard" style:family="paragraph">
      <style:text-properties fo:language="en" fo:country="GB"/>
    </style:style>
    <style:style style:name="P32" style:parent-style-name="Standard" style:family="paragraph">
      <style:text-properties fo:language="en" fo:country="GB"/>
    </style:style>
    <style:style style:name="P33" style:parent-style-name="Standard" style:family="paragraph">
      <style:text-properties fo:language="en" fo:country="GB"/>
    </style:style>
    <style:style style:name="P34" style:parent-style-name="Standard" style:family="paragraph">
      <style:text-properties fo:language="en" fo:country="GB"/>
    </style:style>
    <style:style style:name="P35" style:parent-style-name="Standard" style:family="paragraph">
      <style:text-properties fo:language="en" fo:country="GB"/>
    </style:style>
    <style:style style:name="P36" style:parent-style-name="Standard" style:family="paragraph">
      <style:text-properties fo:language="en" fo:country="GB"/>
    </style:style>
    <style:style style:name="P37" style:parent-style-name="Standard" style:family="paragraph">
      <style:text-properties fo:language="en" fo:country="GB"/>
    </style:style>
    <style:style style:name="P38" style:parent-style-name="Standard" style:family="paragraph">
      <style:text-properties fo:language="en" fo:country="GB"/>
    </style:style>
    <style:style style:name="P39" style:parent-style-name="Standard" style:family="paragraph">
      <style:text-properties fo:language="en" fo:country="GB"/>
    </style:style>
    <style:style style:name="P40" style:parent-style-name="Standard" style:family="paragraph">
      <style:text-properties fo:language="en" fo:country="GB"/>
    </style:style>
    <style:style style:name="P41" style:parent-style-name="Standard" style:family="paragraph">
      <style:text-properties fo:language="en" fo:country="GB"/>
    </style:style>
    <style:style style:name="P42" style:parent-style-name="Standard" style:family="paragraph">
      <style:text-properties fo:language="en" fo:country="GB"/>
    </style:style>
    <style:style style:name="P43" style:parent-style-name="Standard" style:family="paragraph">
      <style:text-properties fo:language="en" fo:country="GB"/>
    </style:style>
    <style:style style:name="P44" style:parent-style-name="Standard" style:family="paragraph">
      <style:text-properties fo:language="en" fo:country="GB"/>
    </style:style>
    <style:style style:name="P45" style:parent-style-name="Standard" style:family="paragraph">
      <style:text-properties fo:language="en" fo:country="GB"/>
    </style:style>
    <style:style style:name="P46" style:parent-style-name="Standard" style:family="paragraph">
      <style:text-properties fo:language="en" fo:country="GB"/>
    </style:style>
    <style:style style:name="P47" style:parent-style-name="Standard" style:family="paragraph">
      <style:text-properties fo:language="en" fo:country="GB"/>
    </style:style>
    <style:style style:name="P48" style:parent-style-name="Standard" style:family="paragraph">
      <style:text-properties fo:language="en" fo:country="GB"/>
    </style:style>
    <style:style style:name="P49" style:parent-style-name="Standard" style:family="paragraph">
      <style:text-properties fo:language="en" fo:country="GB"/>
    </style:style>
    <style:style style:name="P50" style:parent-style-name="Standard" style:family="paragraph">
      <style:text-properties fo:language="en" fo:country="GB"/>
    </style:style>
    <style:style style:name="P51" style:parent-style-name="Standard" style:family="paragraph">
      <style:text-properties fo:language="en" fo:country="GB"/>
    </style:style>
    <style:style style:name="P52" style:parent-style-name="Standard" style:family="paragraph">
      <style:text-properties fo:language="en" fo:country="GB"/>
    </style:style>
    <style:style style:name="P53" style:parent-style-name="Standard" style:family="paragraph">
      <style:text-properties fo:language="en" fo:country="GB"/>
    </style:style>
    <style:style style:name="P54" style:parent-style-name="Standard" style:family="paragraph">
      <style:text-properties fo:language="en" fo:country="GB"/>
    </style:style>
    <style:style style:name="P55" style:parent-style-name="Standard" style:family="paragraph">
      <style:text-properties fo:language="en" fo:country="GB"/>
    </style:style>
    <style:style style:name="P56" style:parent-style-name="Standard" style:family="paragraph">
      <style:text-properties fo:language="en" fo:country="GB"/>
    </style:style>
    <style:style style:name="P57" style:parent-style-name="Standard" style:family="paragraph">
      <style:text-properties fo:language="en" fo:country="GB"/>
    </style:style>
    <style:style style:name="P58" style:parent-style-name="Standard" style:family="paragraph">
      <style:text-properties fo:language="en" fo:country="GB"/>
    </style:style>
    <style:style style:name="P59" style:parent-style-name="Standard" style:family="paragraph">
      <style:text-properties fo:language="en" fo:country="GB"/>
    </style:style>
    <style:style style:name="P60" style:parent-style-name="Standard" style:family="paragraph">
      <style:text-properties fo:language="en" fo:country="GB"/>
    </style:style>
    <style:style style:name="P61" style:parent-style-name="Standard" style:family="paragraph">
      <style:text-properties fo:language="en" fo:country="GB"/>
    </style:style>
    <style:style style:name="P62" style:parent-style-name="Standard" style:family="paragraph">
      <style:text-properties fo:language="en" fo:country="GB"/>
    </style:style>
    <style:style style:name="P63" style:parent-style-name="Standard" style:family="paragraph">
      <style:text-properties fo:language="en" fo:country="GB"/>
    </style:style>
    <style:style style:name="P64" style:parent-style-name="Standard" style:family="paragraph">
      <style:text-properties fo:language="en" fo:country="GB"/>
    </style:style>
    <style:style style:name="P65" style:parent-style-name="Standard" style:family="paragraph">
      <style:text-properties fo:language="en" fo:country="GB"/>
    </style:style>
    <style:style style:name="P66" style:parent-style-name="Standard" style:family="paragraph">
      <style:text-properties fo:language="en" fo:country="GB"/>
    </style:style>
    <style:style style:name="P67" style:parent-style-name="Standard" style:family="paragraph">
      <style:text-properties fo:language="en" fo:country="GB"/>
    </style:style>
    <style:style style:name="P68" style:parent-style-name="Standard" style:family="paragraph">
      <style:text-properties fo:language="en" fo:country="GB"/>
    </style:style>
    <style:style style:name="P69" style:parent-style-name="Standard" style:family="paragraph">
      <style:text-properties fo:language="en" fo:country="GB"/>
    </style:style>
    <style:style style:name="P70" style:parent-style-name="Standard" style:family="paragraph">
      <style:text-properties fo:language="en" fo:country="GB"/>
    </style:style>
    <style:style style:name="P71" style:parent-style-name="Standard" style:family="paragraph">
      <style:text-properties fo:language="en" fo:country="GB"/>
    </style:style>
    <style:style style:name="P72" style:parent-style-name="Standard" style:family="paragraph">
      <style:text-properties fo:language="en" fo:country="GB"/>
    </style:style>
    <style:style style:name="P73" style:parent-style-name="Standard" style:family="paragraph">
      <style:text-properties fo:language="en" fo:country="GB"/>
    </style:style>
    <style:style style:name="P74" style:parent-style-name="Standard" style:family="paragraph">
      <style:text-properties fo:language="en" fo:country="GB"/>
    </style:style>
    <style:style style:name="P75" style:parent-style-name="Standard" style:family="paragraph">
      <style:text-properties fo:language="en" fo:country="GB"/>
    </style:style>
    <style:style style:name="P76" style:parent-style-name="Standard" style:family="paragraph">
      <style:text-properties fo:language="en" fo:country="GB"/>
    </style:style>
    <style:style style:name="P77" style:parent-style-name="Standard" style:family="paragraph">
      <style:text-properties fo:language="en" fo:country="GB"/>
    </style:style>
    <style:style style:name="P78" style:parent-style-name="Standard" style:family="paragraph">
      <style:text-properties fo:language="en" fo:country="GB"/>
    </style:style>
    <style:style style:name="P79" style:parent-style-name="Standard" style:family="paragraph">
      <style:text-properties fo:language="en" fo:country="GB"/>
    </style:style>
    <style:style style:name="P80" style:parent-style-name="Standard" style:family="paragraph">
      <style:text-properties fo:language="en" fo:country="GB"/>
    </style:style>
    <style:style style:name="P81" style:parent-style-name="Standard" style:family="paragraph">
      <style:text-properties fo:language="en" fo:country="GB"/>
    </style:style>
    <style:style style:name="P82" style:parent-style-name="Standard" style:family="paragraph">
      <style:text-properties fo:language="en" fo:country="GB"/>
    </style:style>
    <style:style style:name="P83" style:parent-style-name="Standard" style:family="paragraph">
      <style:text-properties fo:language="en" fo:country="GB"/>
    </style:style>
    <style:style style:name="P84" style:parent-style-name="Standard" style:family="paragraph">
      <style:text-properties fo:language="en" fo:country="GB"/>
    </style:style>
    <style:style style:name="P85" style:parent-style-name="Standard" style:family="paragraph">
      <style:text-properties fo:language="en" fo:country="GB"/>
    </style:style>
    <style:style style:name="P86" style:parent-style-name="Standard" style:family="paragraph">
      <style:text-properties fo:language="en" fo:country="GB"/>
    </style:style>
    <style:style style:name="P87" style:parent-style-name="Standard" style:family="paragraph">
      <style:text-properties fo:language="en" fo:country="GB"/>
    </style:style>
    <style:style style:name="P88" style:parent-style-name="Standard" style:family="paragraph">
      <style:text-properties fo:language="en" fo:country="GB"/>
    </style:style>
    <style:style style:name="P89" style:parent-style-name="Standard" style:family="paragraph">
      <style:text-properties fo:language="en" fo:country="GB"/>
    </style:style>
    <style:style style:name="P90" style:parent-style-name="Standard" style:family="paragraph">
      <style:text-properties fo:language="en" fo:country="GB"/>
    </style:style>
    <style:style style:name="P91" style:parent-style-name="Standard" style:family="paragraph">
      <style:text-properties fo:language="en" fo:country="GB"/>
    </style:style>
    <style:style style:name="P92" style:parent-style-name="Standard" style:family="paragraph">
      <style:text-properties fo:language="en" fo:country="GB"/>
    </style:style>
    <style:style style:name="P93" style:parent-style-name="Standard" style:family="paragraph">
      <style:text-properties fo:language="en" fo:country="GB"/>
    </style:style>
    <style:style style:name="P94" style:parent-style-name="Standard" style:family="paragraph">
      <style:text-properties fo:language="en" fo:country="GB"/>
    </style:style>
    <style:style style:name="P95" style:parent-style-name="Standard" style:family="paragraph">
      <style:text-properties fo:language="en" fo:country="GB"/>
    </style:style>
    <style:style style:name="P96" style:parent-style-name="Standard" style:family="paragraph">
      <style:text-properties fo:language="en" fo:country="GB"/>
    </style:style>
    <style:style style:name="P97" style:parent-style-name="Standard" style:family="paragraph">
      <style:text-properties fo:language="en" fo:country="GB"/>
    </style:style>
    <style:style style:name="P98" style:parent-style-name="Standard" style:family="paragraph">
      <style:text-properties fo:language="en" fo:country="GB"/>
    </style:style>
    <style:style style:name="P99" style:parent-style-name="Standard" style:family="paragraph">
      <style:text-properties fo:language="en" fo:country="GB"/>
    </style:style>
    <style:style style:name="P100" style:parent-style-name="Standard" style:family="paragraph">
      <style:text-properties fo:language="en" fo:country="GB"/>
    </style:style>
    <style:style style:name="P101" style:parent-style-name="Standard" style:family="paragraph">
      <style:text-properties fo:language="en" fo:country="GB"/>
    </style:style>
    <style:style style:name="P102" style:parent-style-name="Standard" style:family="paragraph">
      <style:text-properties fo:language="en" fo:country="GB"/>
    </style:style>
    <style:style style:name="P103" style:parent-style-name="Standard" style:family="paragraph">
      <style:text-properties fo:language="en" fo:country="GB"/>
    </style:style>
    <style:style style:name="P104" style:parent-style-name="Standard" style:list-style-name="LFO1" style:family="paragraph"/>
    <style:style style:name="T105" style:parent-style-name="Car.predefinitoparagrafo" style:family="text">
      <style:text-properties fo:color="#FF0000"/>
    </style:style>
    <style:style style:name="P106" style:parent-style-name="Standard" style:family="paragraph">
      <style:text-properties fo:language="en" fo:country="GB"/>
    </style:style>
    <style:style style:name="P107" style:parent-style-name="Standard" style:family="paragraph">
      <style:text-properties fo:language="en" fo:country="GB"/>
    </style:style>
    <style:style style:name="P108" style:parent-style-name="Standard" style:family="paragraph">
      <style:text-properties fo:language="en" fo:country="GB"/>
    </style:style>
    <style:style style:name="P109" style:parent-style-name="Standard" style:family="paragraph">
      <style:text-properties fo:language="en" fo:country="GB"/>
    </style:style>
    <style:style style:name="P110" style:parent-style-name="Standard" style:family="paragraph">
      <style:text-properties fo:language="en" fo:country="GB"/>
    </style:style>
    <style:style style:name="P111" style:parent-style-name="Standard" style:family="paragraph">
      <style:text-properties fo:language="en" fo:country="GB"/>
    </style:style>
    <style:style style:name="P112" style:parent-style-name="Standard" style:family="paragraph">
      <style:text-properties fo:language="en" fo:country="GB"/>
    </style:style>
    <style:style style:name="P113" style:parent-style-name="Standard" style:family="paragraph">
      <style:text-properties fo:language="en" fo:country="GB"/>
    </style:style>
    <style:style style:name="P114" style:parent-style-name="Standard" style:family="paragraph">
      <style:text-properties fo:language="en" fo:country="GB"/>
    </style:style>
    <style:style style:name="P115" style:parent-style-name="Standard" style:family="paragraph">
      <style:text-properties fo:language="en" fo:country="GB"/>
    </style:style>
    <style:style style:name="P116" style:parent-style-name="Standard" style:family="paragraph">
      <style:text-properties fo:language="en" fo:country="GB"/>
    </style:style>
    <style:style style:name="P117" style:parent-style-name="Standard" style:family="paragraph">
      <style:text-properties fo:language="en" fo:country="GB"/>
    </style:style>
    <style:style style:name="P118" style:parent-style-name="Standard" style:family="paragraph">
      <style:text-properties fo:language="en" fo:country="GB"/>
    </style:style>
    <style:style style:name="P119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20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21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</office:automatic-styles>
  <office:body>
    <office:text text:use-soft-page-breaks="true">
      <text:p text:style-name="P1">LV 0 <text:s text:c="66"/></text:p>
      <text:p text:style-name="Standard">resistenza ph</text:p>
      <text:p text:style-name="Standard">frastornare mdg</text:p>
      <text:p text:style-name="Standard">indiv. del magico ph</text:p>
      <text:p text:style-name="Standard">caltrops spc</text:p>
      <text:p text:style-name="Standard">suono fantasma ph</text:p>
      <text:p text:style-name="Standard">luce ph</text:p>
      <text:p text:style-name="Standard">luci danzanti ph</text:p>
      <text:p text:style-name="Standard">mano magica mdg</text:p>
      <text:p text:style-name="Standard">messaggio mdg</text:p>
      <text:p text:style-name="Standard">LV 1</text:p>
      <text:p text:style-name="Standard">deflect lesser ph2</text:p>
      <text:p text:style-name="Standard">karmic aura cm</text:p>
      <text:p text:style-name="Standard">fortuna del crepuscolo boed</text:p>
      <text:p text:style-name="Standard">allarme ph</text:p>
      <text:p text:style-name="Standard">protez. dal bene etc ph</text:p>
      <text:p text:style-name="P2">scudo ph</text:p>
      <text:p text:style-name="P3">shock and awe sc</text:p>
      <text:p text:style-name="Standard">comprensione dei linguaggi ph</text:p>
      <text:p text:style-name="Standard">identificare ph</text:p>
      <text:p text:style-name="P4">true casting cm</text:p>
      <text:p text:style-name="P5">combat readiness dotu</text:p>
      <text:p text:style-name="P6">unto</text:p>
      <text:p text:style-name="P7">benign traspositio spc</text:p>
      <text:p text:style-name="P8">buzzing bee spc</text:p>
      <text:p text:style-name="P9">hail of stone spc</text:p>
      <text:p text:style-name="P10">wall of smoke spc</text:p>
      <text:p text:style-name="P11">sticky floor rotd</text:p>
      <text:p text:style-name="P12">alibi eoe</text:p>
      <text:p text:style-name="P13">Expeditious retreat, swift (SpC)</text:p>
      <text:p text:style-name="P14">nerveskitter spc</text:p>
      <text:p text:style-name="P15">raggio di indebolimento</text:p>
      <text:p text:style-name="P16">ray of clumsiness spc</text:p>
      <text:p text:style-name="P17">LV2</text:p>
      <text:p text:style-name="P18">deflect ph2</text:p>
      <text:p text:style-name="P19">icicle fro</text:p>
      <text:p text:style-name="P20">resistere all'energia ph2</text:p>
      <text:p text:style-name="P21">black karma curse ph2</text:p>
      <text:p text:style-name="P22">ray of stupidity sc</text:p>
      <text:p text:style-name="P23">sure strike ph2</text:p>
      <text:p text:style-name="P24">polvere luccicante mdg</text:p>
      <text:p text:style-name="P25">dimension hop ph2</text:p>
      <text:p text:style-name="P26">invisibilità mdg</text:p>
      <text:p text:style-name="P27">Phantasmal assailiant sc</text:p>
      <text:p text:style-name="P28">luminous swarm cm</text:p>
      <text:p text:style-name="P29">oscurità ph</text:p>
      <text:p text:style-name="P30">ray of weakness sc</text:p>
      <text:p text:style-name="Standard">mano spettrale ph</text:p>
      <text:p text:style-name="Standard">alterare se stesso mdg</text:p>
      <text:p text:style-name="Standard">trucco della corda mdg</text:p>
      <text:p text:style-name="Standard">ironthunder horn sc</text:p>
      <text:p text:style-name="Standard">Quick potion sc</text:p>
      <text:p text:style-name="Standard">LV 3</text:p>
      <text:p text:style-name="Standard">energy aegis ph2</text:p>
      <text:p text:style-name="Standard">cerchio magico contro x ph</text:p>
      <text:p text:style-name="P31">dissolvi magie ph</text:p>
      <text:p text:style-name="P32">ray of dizziness sc</text:p>
      <text:p text:style-name="P33">sollievo boed</text:p>
      <text:p text:style-name="P34">enduring scrutiny cm</text:p>
      <text:p text:style-name="P35">alter fortune ph2</text:p>
      <text:p text:style-name="Standard">chiaroud,chiaroveg ph</text:p>
      <text:p text:style-name="Standard">linguaggi ph</text:p>
      <text:p text:style-name="Standard">unluck sc</text:p>
      <text:p text:style-name="Standard">nube maleodorante mdg</text:p>
      <text:p text:style-name="Standard">tempesta di nevischio mdg</text:p>
      <text:p text:style-name="P36">dimension step phb2</text:p>
      <text:p text:style-name="P37">regroup phb2</text:p>
      <text:p text:style-name="P38">Vertigo field ph2</text:p>
      <text:p text:style-name="P39">Phantasmal injury eoe</text:p>
      <text:p text:style-name="P40">blacklight sc</text:p>
      <text:p text:style-name="P41">great thunderclap sc</text:p>
      <text:p text:style-name="Standard">sonorus hum sc</text:p>
      <text:p text:style-name="Standard">Raggio di esaurimento (PH)</text:p>
      <text:p text:style-name="Standard">Forma gassosa mdg</text:p>
      <text:p text:style-name="Standard">lentezza mdg</text:p>
      <text:p text:style-name="Standard">velocità mdg</text:p>
      <text:p text:style-name="P42">Girallon's blessing spc</text:p>
      <text:p text:style-name="P43">halt phb2</text:p>
      <text:p text:style-name="P44">Shadow phase (SpC</text:p>
      <text:p text:style-name="P45">Heart of water (CM</text:p>
      <text:p text:style-name="P46">LV4</text:p>
      <text:p text:style-name="P47">stifle spell ph2</text:p>
      <text:p text:style-name="Standard">friendly fire eoe</text:p>
      <text:p text:style-name="Standard">ancora dimensionale ph</text:p>
      <text:p text:style-name="P48">dispelling screen sc</text:p>
      <text:p text:style-name="P49">resistance greater sc</text:p>
      <text:p text:style-name="P50">ray deflection sc</text:p>
      <text:p text:style-name="P51">wall of x sc</text:p>
      <text:p text:style-name="Standard">battle hymn sc</text:p>
      <text:p text:style-name="Standard">Individuazione dello scrutamento (PH)</text:p>
      <text:p text:style-name="Standard">Occhio arcano (PH)</text:p>
      <text:p text:style-name="Standard">Scrutare (PH)</text:p>
      <text:p text:style-name="Standard">Assay spell resistance</text:p>
      <text:p text:style-name="Standard">Nebbia solida mdg</text:p>
      <text:p text:style-name="Standard">Porta<text:s/>dimensionale mdg</text:p>
      <text:p text:style-name="Standard">Tentacoli neri di Evard mdg</text:p>
      <text:p text:style-name="P52">Wall of sand (SpC)</text:p>
      <text:p text:style-name="P53">Wall of water (SpC)</text:p>
      <text:p text:style-name="P54">Summon pest swarm cys</text:p>
      <text:p text:style-name="P55">Mirror image, greater (PH2</text:p>
      <text:p text:style-name="P56">Crushing grip (PH2)</text:p>
      <text:p text:style-name="P57">Blistering radiance (SC)</text:p>
      <text:p text:style-name="P58">Defenestrating spheres sc</text:p>
      <text:p text:style-name="P59">debilitazione ph</text:p>
      <text:soft-page-break/>
      <text:p text:style-name="P60">metamorfosi mdg</text:p>
      <text:p text:style-name="P61">inviare</text:p>
      <text:p text:style-name="P62">LV 5</text:p>
      <text:p text:style-name="P63"><text:s/>field<text:s/>of resistance ph2</text:p>
      <text:p text:style-name="P64">spell theft cs</text:p>
      <text:p text:style-name="P65">Skin of the steel dragon (CoV</text:p>
      <text:p text:style-name="Standard">blocco telepatico boed</text:p>
      <text:p text:style-name="Standard">duelward sc</text:p>
      <text:p text:style-name="Standard">planar tolerance sc</text:p>
      <text:p text:style-name="Standard">regressione mentale ph</text:p>
      <text:p text:style-name="Standard">Contattare altri piani (PH</text:p>
      <text:p text:style-name="Standard">Legame telepatico di Rary (PH</text:p>
      <text:p text:style-name="Standard">teletrasporto mdg</text:p>
      <text:p text:style-name="Standard">dimension jumper cm</text:p>
      <text:p text:style-name="Standard">dimension<text:s/>shuffle</text:p>
      <text:p text:style-name="Standard">immagine persistente ph</text:p>
      <text:p text:style-name="P66">Retributive image (CM</text:p>
      <text:p text:style-name="P67">Channeled lifetheft (CM)</text:p>
      <text:p text:style-name="P68">Choking Sands san</text:p>
      <text:p text:style-name="P69">Gelid blood (Fro</text:p>
      <text:p text:style-name="P70">Spiritwall sc</text:p>
      <text:p text:style-name="P71">Blink, greater (SpC</text:p>
      <text:p text:style-name="P72">Etheralness, swift (PHB2</text:p>
      <text:p text:style-name="Standard">Lucent lance spc</text:p>
      <text:p text:style-name="Standard">Metamorfosi draconica (Drc</text:p>
      <text:p text:style-name="Standard">LV 6</text:p>
      <text:p text:style-name="Standard">cam ph</text:p>
      <text:p text:style-name="Standard">dissolvi magie superiore ph</text:p>
      <text:p text:style-name="Standard">Anticipate teleportation, greater (SC</text:p>
      <text:p text:style-name="P73">Resistance, superior (SC</text:p>
      <text:p text:style-name="P74">Ruby ray of reversal (SC)</text:p>
      <text:p text:style-name="Standard">Costrizione/cerca ph</text:p>
      <text:p text:style-name="Standard">Freezing glance (Fro)</text:p>
      <text:p text:style-name="P75">scry location cs</text:p>
      <text:p text:style-name="P76">Eye of the oracle (DM)</text:p>
      <text:p text:style-name="P77">Visione del vero (PH)</text:p>
      <text:p text:style-name="P78">Probe thoughts sc</text:p>
      <text:p text:style-name="P79">Interplanar telepathic bond sc</text:p>
      <text:p text:style-name="P80">Mudslide (Storm)</text:p>
      <text:p text:style-name="P81">shuffle ss</text:p>
      <text:p text:style-name="P82">Thunder field ph</text:p>
      <text:p text:style-name="P83">Ray of light (SC)</text:p>
      <text:p text:style-name="P84">Contingenza (PH)</text:p>
      <text:p text:style-name="Standard">Mano possente di Bigby (PH</text:p>
      <text:p text:style-name="Standard">Disintegrazione mdg</text:p>
      <text:p text:style-name="P85">Bite of the weretiger spc</text:p>
      <text:p text:style-name="P86">sguardo penetrante ph</text:p>
      <text:p text:style-name="P87">Stone body (SpC</text:p>
      <text:p text:style-name="P88">LV 7</text:p>
      <text:p text:style-name="P89">Dispelling screen,<text:s/>greater (SC)</text:p>
      <text:p text:style-name="P90">Energy immunity (SC)</text:p>
      <text:p text:style-name="P91">Aspro rimbotto di Nybor pgtf</text:p>
      <text:p text:style-name="P92">Rebuke, final (SC)</text:p>
      <text:p text:style-name="Standard">Scrutare superiore (PH)</text:p>
      <text:p text:style-name="Standard">Spostamento planare mdg</text:p>
      <text:p text:style-name="Standard">Symphonic nightmare sc</text:p>
      <text:p text:style-name="Standard">Teletrasporto senza errore mdg</text:p>
      <text:p text:style-name="P93">Choking cobwebs (CM</text:p>
      <text:p text:style-name="P94">Stun ray (SpC</text:p>
      <text:p text:style-name="P95">Summon Aspect of Bahamut (RotD</text:p>
      <text:p text:style-name="P96">Catene<text:s/>stritolanti (BoED</text:p>
      <text:p text:style-name="Standard">Sarcofago dell'ambra (BoED</text:p>
      <text:p text:style-name="Standard">Gabbia di forza (PH</text:p>
      <text:p text:style-name="Standard">Mano stringente di Bigby (PH</text:p>
      <text:p text:style-name="Standard">Radiant assault (SC)</text:p>
      <text:p text:style-name="Standard">Avasculate (SC)</text:p>
      <text:p text:style-name="Standard">Onde di esaurimento (PH)</text:p>
      <text:p text:style-name="P97">Bite of the werebear (SpC)</text:p>
      <text:p text:style-name="P98">Spell matrix (SpC</text:p>
      <text:p text:style-name="P99">LV 8</text:p>
      <text:p text:style-name="P100">Chain dispel (PH2)</text:p>
      <text:p text:style-name="Standard">Muro prismatico (PH)</text:p>
      <text:p text:style-name="Standard">Vuoto<text:s/>mentale (PH)</text:p>
      <text:p text:style-name="P101">Wall of greater dispel magic (SC)</text:p>
      <text:p text:style-name="Standard">Furente castigo di Nybor (PGtF)</text:p>
      <text:p text:style-name="Standard">Danza irresistibile di Otto (PH)</text:p>
      <text:p text:style-name="Standard">Labirinto mdg</text:p>
      <text:p text:style-name="Standard">Invisibility, superior (SC)</text:p>
      <text:p text:style-name="Standard">Pugno serrato di Bigby (PH)</text:p>
      <text:p text:style-name="Standard">Sfera telecinetice di Otiluke (PH)</text:p>
      <text:p text:style-name="Standard">Blackfire (SC</text:p>
      <text:p text:style-name="Standard">Stasi temporale mdg</text:p>
      <text:p text:style-name="Standard">Flensing (SpC)</text:p>
      <text:p text:style-name="P102">Stunning breath, greater (SpC</text:p>
      <text:p text:style-name="P103">Illusion purge (RoE)</text:p>
      <text:p text:style-name="Standard">LV 9</text:p>
      <text:list text:style-name="LFO1" text:continue-numbering="true">
        <text:list-item>
          <text:p text:style-name="P104"><text:span text:style-name="T105">10 m<text:s/></text:span>Disgiunzione di Mordenkainen (PH</text:p>
        </text:list-item>
      </text:list>
      <text:p text:style-name="Standard">Sfera prismatica (PH</text:p>
      <text:p text:style-name="P106">Maw of chaos (SC)</text:p>
      <text:p text:style-name="P107">Reaving dispel (SC</text:p>
      <text:p text:style-name="P108">Dominare mostri (PH)</text:p>
      <text:p text:style-name="P109">Hindsight (SC)</text:p>
      <text:p text:style-name="P110">portale mdg</text:p>
      <text:p text:style-name="P111">Sphere of ultimate destruction (SpC</text:p>
      <text:p text:style-name="P112">Summon Elemental Monolith (SpC)</text:p>
      <text:p text:style-name="P113">Iceberg (Fro)</text:p>
      <text:p text:style-name="P114">Instant refuge (SC)</text:p>
      <text:p text:style-name="P115">Reality maelstorm (SC)</text:p>
      <text:p text:style-name="Standard">Fermare il tempo mdg</text:p>
      <text:p text:style-name="Standard">Trasformazione mdg</text:p>
      <text:soft-page-break/>
      <text:p text:style-name="P116">Perinarch planar (SpC</text:p>
      <text:p text:style-name="P117">Spell matrix, greater (SpC)</text:p>
      <text:p text:style-name="P118"/>
      <text:p text:style-name="Standard">+31 <text:s text:c="3"/>Seme (imprigionare) (ad hoc)</text:p>
      <text:p text:style-name="Standard">+4 <text:s text:c="5"/>da tocco a bersaglio</text:p>
      <text:p text:style-name="Standard">+10 <text:s text:c="4"/>Da target ad area</text:p>
      <text:p text:style-name="Standard">+21 <text:s text:c="4"/>Creare portale di materia planare</text:p>
      <text:p text:style-name="Standard">+20 <text:s text:c="4"/>Ridurre tempo di cast a 1 azione</text:p>
      <text:p text:style-name="Standard">+2 <text:s text:c="6"/>Area 6m</text:p>
      <text:p text:style-name="P119">+8 <text:s text:c="6"/>Area 18m raggio</text:p>
      <text:p text:style-name="Standard">96</text:p>
      <text:p text:style-name="P120">-33<text:s text:c="6"/>3.300 px bruciati</text:p>
      <text:p text:style-name="P121"/>
      <text:p text:style-name="Standard">63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stofumetto" style:display-name="Testo fumetto" style:family="paragraph" style:parent-style-name="Normale">
      <style:text-properties style:font-name="Segoe UI" style:font-name-complex="Mangal" fo:font-size="9pt" style:font-size-asian="9pt" style:font-size-complex="8pt" fo:hyphenate="false"/>
    </style:style>
    <style:style style:name="TestofumettoCarattere" style:display-name="Testo fumetto Carattere" style:family="text" style:parent-style-name="Car.predefinitoparagrafo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SimSun" style:font-name-complex="Lucida Sans" fo:color="#FF0000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columns fo:column-count="2">
          <style:column style:rel-width="4819*" fo:start-indent="0in" fo:end-indent="0in"/>
          <style:column style:rel-width="4819*" fo:start-indent="0in" fo:end-indent="0in"/>
        </style:columns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ugenio Pas</meta:initial-creator>
    <dc:creator>Gianluca Crivellaro</dc:creator>
    <meta:creation-date>2019-01-06T13:19:00Z</meta:creation-date>
    <dc:date>2019-01-21T23:19:00Z</dc:date>
    <meta:template xlink:href="Normal.dotm" xlink:type="simple"/>
    <meta:editing-cycles>7</meta:editing-cycles>
    <meta:editing-duration>PT4800S</meta:editing-duration>
    <meta:document-statistic meta:page-count="3" meta:paragraph-count="8" meta:word-count="670" meta:character-count="4481" meta:row-count="31" meta:non-whitespace-character-count="3819"/>
  </office:meta>
</office:document-meta>
</file>